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ns0:document-content xmlns:oooc="http://openoffice.org/2004/calc" xmlns:ns0="urn:oasis:names:tc:opendocument:xmlns:office:1.0" ns0:version="1.0">
  <ns0:scripts/>
  <ns0:font-face-decls>
    <ns1:font-face xmlns:ns1="urn:oasis:names:tc:opendocument:xmlns:style:1.0" xmlns:ns2="urn:oasis:names:tc:opendocument:xmlns:svg-compatible:1.0" ns1:font-pitch="variable" ns1:name="Bitstream Vera Sans" ns2:font-family="'Bitstream Vera Sans'"/>
    <ns1:font-face xmlns:ns1="urn:oasis:names:tc:opendocument:xmlns:style:1.0" xmlns:ns2="urn:oasis:names:tc:opendocument:xmlns:svg-compatible:1.0" ns1:font-pitch="variable" ns1:name="Nimbus Sans L1" ns2:font-family="'Nimbus Sans L'"/>
    <ns1:font-face xmlns:ns1="urn:oasis:names:tc:opendocument:xmlns:style:1.0" xmlns:ns2="urn:oasis:names:tc:opendocument:xmlns:svg-compatible:1.0" ns1:font-family-generic="swiss" ns1:font-pitch="variable" ns1:name="Nimbus Sans L" ns2:font-family="'Nimbus Sans L'"/>
  </ns0:font-face-decls>
  <ns0:automatic-styles>
    <ns1:style xmlns:ns1="urn:oasis:names:tc:opendocument:xmlns:style:1.0" ns1:family="table-column" ns1:name="co1">
      <ns1:table-column-properties xmlns:ns2="urn:oasis:names:tc:opendocument:xmlns:xsl-fo-compatible:1.0" ns1:column-width="0.7972in" ns2:break-before="auto"/>
    </ns1:style>
    <ns1:style xmlns:ns1="urn:oasis:names:tc:opendocument:xmlns:style:1.0" ns1:family="table-column" ns1:name="co2">
      <ns1:table-column-properties xmlns:ns2="urn:oasis:names:tc:opendocument:xmlns:xsl-fo-compatible:1.0" ns1:column-width="2.0154in" ns2:break-before="auto"/>
    </ns1:style>
    <ns1:style xmlns:ns1="urn:oasis:names:tc:opendocument:xmlns:style:1.0" ns1:family="table-column" ns1:name="co3">
      <ns1:table-column-properties xmlns:ns2="urn:oasis:names:tc:opendocument:xmlns:xsl-fo-compatible:1.0" ns1:column-width="1.078in" ns2:break-before="auto"/>
    </ns1:style>
    <ns1:style xmlns:ns1="urn:oasis:names:tc:opendocument:xmlns:style:1.0" ns1:family="table-column" ns1:name="co4">
      <ns1:table-column-properties xmlns:ns2="urn:oasis:names:tc:opendocument:xmlns:xsl-fo-compatible:1.0" ns1:column-width="0.8925in" ns2:break-before="auto"/>
    </ns1:style>
    <ns1:style xmlns:ns1="urn:oasis:names:tc:opendocument:xmlns:style:1.0" ns1:family="table-column" ns1:name="co5">
      <ns1:table-column-properties xmlns:ns2="urn:oasis:names:tc:opendocument:xmlns:xsl-fo-compatible:1.0" ns1:column-width="0.6138in" ns2:break-before="auto"/>
    </ns1:style>
    <ns1:style xmlns:ns1="urn:oasis:names:tc:opendocument:xmlns:style:1.0" ns1:family="table-column" ns1:name="co6">
      <ns1:table-column-properties xmlns:ns2="urn:oasis:names:tc:opendocument:xmlns:xsl-fo-compatible:1.0" ns1:column-width="0.6465in" ns2:break-before="auto"/>
    </ns1:style>
    <ns1:style xmlns:ns1="urn:oasis:names:tc:opendocument:xmlns:style:1.0" ns1:family="table-row" ns1:name="ro1">
      <ns1:table-row-properties xmlns:ns2="urn:oasis:names:tc:opendocument:xmlns:xsl-fo-compatible:1.0" ns1:row-height="0.189in" ns1:use-optimal-row-height="true" ns2:break-before="auto"/>
    </ns1:style>
    <ns1:style xmlns:ns1="urn:oasis:names:tc:opendocument:xmlns:style:1.0" ns1:family="table-row" ns1:name="ro2">
      <ns1:table-row-properties xmlns:ns2="urn:oasis:names:tc:opendocument:xmlns:xsl-fo-compatible:1.0" ns1:row-height="0.322in" ns1:use-optimal-row-height="true" ns2:break-before="auto"/>
    </ns1:style>
    <ns1:style xmlns:ns1="urn:oasis:names:tc:opendocument:xmlns:style:1.0" ns1:family="table" ns1:master-page-name="Default" ns1:name="ta1">
      <ns1:table-properties xmlns:ns2="urn:oasis:names:tc:opendocument:xmlns:table:1.0" ns1:writing-mode="lr-tb" ns2:display="true"/>
    </ns1:style>
    <ns1:style xmlns:ns1="urn:oasis:names:tc:opendocument:xmlns:style:1.0" ns1:family="table-cell" ns1:name="ce1" ns1:parent-style-name="Default">
      <ns1:text-properties ns1:font-name="Bitstream Vera Sans"/>
    </ns1:style>
    <ns1:style xmlns:ns1="urn:oasis:names:tc:opendocument:xmlns:style:1.0" ns1:family="table-cell" ns1:name="ce2" ns1:parent-style-name="Default">
      <ns1:text-properties xmlns:ns2="urn:oasis:names:tc:opendocument:xmlns:xsl-fo-compatible:1.0" ns1:font-name="Bitstream Vera Sans" ns2:font-size="18pt"/>
    </ns1:style>
    <ns1:style xmlns:ns1="urn:oasis:names:tc:opendocument:xmlns:style:1.0" ns1:family="table-cell" ns1:name="ce3" ns1:parent-style-name="Default">
      <ns1:table-cell-properties xmlns:ns2="urn:oasis:names:tc:opendocument:xmlns:xsl-fo-compatible:1.0" ns2:background-color="#000000"/>
      <ns1:text-properties xmlns:ns2="urn:oasis:names:tc:opendocument:xmlns:xsl-fo-compatible:1.0" ns1:font-name="Bitstream Vera Sans" ns2:font-weight="bold"/>
    </ns1:style>
  </ns0:automatic-styles>
  <ns0:body>
    <ns0:spreadsheet>
      <ns1:table xmlns:ns1="urn:oasis:names:tc:opendocument:xmlns:table:1.0" ns1:name="Sheet1" ns1:print="false" ns1:style-name="ta1">
        <ns1:table-column ns1:default-cell-style-name="ce1" ns1:style-name="co1"/>
        <ns1:table-column ns1:default-cell-style-name="ce1" ns1:style-name="co2"/>
        <ns1:table-column ns1:default-cell-style-name="ce1" ns1:style-name="co3"/>
        <ns1:table-column ns1:default-cell-style-name="ce1" ns1:style-name="co4"/>
        <ns1:table-column ns1:default-cell-style-name="ce1" ns1:style-name="co5"/>
        <ns1:table-column ns1:default-cell-style-name="ce1" ns1:style-name="co6"/>
        <ns1:table-column ns1:default-cell-style-name="ce1" ns1:number-columns-repeated="250" ns1:style-name="co4"/>
        <ns1:table-row ns1:style-name="ro1">
          <ns1:table-cell ns1:number-columns-repeated="256"/>
        </ns1:table-row>
        <ns1:table-row ns1:style-name="ro2">
          <ns1:table-cell ns0:value-type="string" ns1:style-name="ce2">
            <ns2:p xmlns:ns2="urn:oasis:names:tc:opendocument:xmlns:text:1.0">${PROJECT} Project Summary</ns2:p>
          </ns1:table-cell>
          <ns1:table-cell ns1:number-columns-repeated="255" ns1:style-name="ce2"/>
        </ns1:table-row>
        <ns1:table-row ns1:style-name="ro1">
          <ns1:table-cell ns1:number-columns-repeated="256"/>
        </ns1:table-row>
        <ns1:table-row ns1:style-name="ro1">
          <ns1:table-cell ns0:value-type="string">
            <ns2:p xmlns:ns2="urn:oasis:names:tc:opendocument:xmlns:text:1.0">Total Device Count</ns2:p>
          </ns1:table-cell>
          <ns1:table-cell ns1:number-columns-repeated="2"/>
          <ns1:table-cell ns0:value-type="string">
            <ns2:p xmlns:ns2="urn:oasis:names:tc:opendocument:xmlns:text:1.0">${DEVICES}</ns2:p>
          </ns1:table-cell>
          <ns1:table-cell ns1:number-columns-repeated="252"/>
        </ns1:table-row>
        <ns1:table-row ns1:style-name="ro1">
          <ns1:table-cell ns1:number-columns-repeated="256"/>
        </ns1:table-row>
        <ns1:table-row ns1:style-name="ro1">
          <ns1:table-cell ns0:value-type="string" ns1:style-name="ce3">
            <ns2:p xmlns:ns2="urn:oasis:names:tc:opendocument:xmlns:text:1.0">Quant</ns2:p>
          </ns1:table-cell>
          <ns1:table-cell ns0:value-type="string" ns1:style-name="ce3">
            <ns2:p xmlns:ns2="urn:oasis:names:tc:opendocument:xmlns:text:1.0">Desc</ns2:p>
          </ns1:table-cell>
          <ns1:table-cell ns0:value-type="string" ns1:style-name="ce3">
            <ns2:p xmlns:ns2="urn:oasis:names:tc:opendocument:xmlns:text:1.0">Vendor</ns2:p>
          </ns1:table-cell>
          <ns1:table-cell ns0:value-type="string" ns1:style-name="ce3">
            <ns2:p xmlns:ns2="urn:oasis:names:tc:opendocument:xmlns:text:1.0">Package</ns2:p>
          </ns1:table-cell>
          <ns1:table-cell ns0:value-type="string" ns1:style-name="ce3">
            <ns2:p xmlns:ns2="urn:oasis:names:tc:opendocument:xmlns:text:1.0">Val</ns2:p>
          </ns1:table-cell>
          <ns1:table-cell ns0:value-type="string" ns1:style-name="ce3">
            <ns2:p xmlns:ns2="urn:oasis:names:tc:opendocument:xmlns:text:1.0">Tol</ns2:p>
          </ns1:table-cell>
          <ns1:table-cell ns0:value-type="string" ns1:style-name="ce3">
            <ns2:p xmlns:ns2="urn:oasis:names:tc:opendocument:xmlns:text:1.0">Total</ns2:p>
          </ns1:table-cell>
          <ns1:table-cell ns0:value-type="string" ns1:style-name="ce3">
            <ns2:p xmlns:ns2="urn:oasis:names:tc:opendocument:xmlns:text:1.0">Distributor</ns2:p>
          </ns1:table-cell>
          <ns1:table-cell ns0:value-type="string" ns1:style-name="ce3">
            <ns2:p xmlns:ns2="urn:oasis:names:tc:opendocument:xmlns:text:1.0">Qty</ns2:p>
          </ns1:table-cell>
          <ns1:table-cell ns1:number-columns-repeated="247" ns1:style-name="ce3"/>
        </ns1:table-row>
        <ns1:table-row ns1:style-name="ro1">
          <ns1:table-cell ns0:value-type="string">
            <ns2:p xmlns:ns2="urn:oasis:names:tc:opendocument:xmlns:text:1.0">1</ns2:p>
          </ns1:table-cell>
          <ns1:table-cell ns0:value-type="string">
            <ns2:p xmlns:ns2="urn:oasis:names:tc:opendocument:xmlns:text:1.0">67800-5005</ns2:p>
          </ns1:table-cell>
          <ns1:table-cell ns0:value-type="string">
            <ns2:p xmlns:ns2="urn:oasis:names:tc:opendocument:xmlns:text:1.0">Molex</ns2:p>
          </ns1:table-cell>
          <ns1:table-cell ns0:value-type="string">
            <ns2:p xmlns:ns2="urn:oasis:names:tc:opendocument:xmlns:text:1.0">67800-5005</ns2:p>
          </ns1:table-cell>
          <ns1:table-cell ns0:value-type="string">
            <ns2:p xmlns:ns2="urn:oasis:names:tc:opendocument:xmlns:text:1.0"/>
          </ns1:table-cell>
          <ns1:table-cell ns0:value-type="string">
            <ns2:p xmlns:ns2="urn:oasis:names:tc:opendocument:xmlns:text:1.0"/>
          </ns1:table-cell>
          <ns1:table-cell ns0:value="0" ns0:value-type="float" ns1:formula="oooc:=[.D4]*[.A7]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15-91-2160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>15-91-2160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CS-3953M-500-B-TR</ns2:p>
          </ns1:table-cell>
          <ns1:table-cell ns1:number-columns-repeated="1">
            <ns2:p xmlns:ns2="urn:oasis:names:tc:opendocument:xmlns:text:1.0">ECS, Inc</ns2:p>
          </ns1:table-cell>
          <ns1:table-cell ns1:number-columns-repeated="1">
            <ns2:p xmlns:ns2="urn:oasis:names:tc:opendocument:xmlns:text:1.0">SMT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LTST-C170TBKT</ns2:p>
          </ns1:table-cell>
          <ns1:table-cell ns1:number-columns-repeated="1">
            <ns2:p xmlns:ns2="urn:oasis:names:tc:opendocument:xmlns:text:1.0">Lumex</ns2:p>
          </ns1:table-cell>
          <ns1:table-cell ns1:number-columns-repeated="1">
            <ns2:p xmlns:ns2="urn:oasis:names:tc:opendocument:xmlns:text:1.0">080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87831-1420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>87832-1420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7</ns2:p>
          </ns1:table-cell>
          <ns1:table-cell ns1:number-columns-repeated="1">
            <ns2:p xmlns:ns2="urn:oasis:names:tc:opendocument:xmlns:text:1.0">C0402C103K3RACTU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0402</ns2:p>
          </ns1:table-cell>
          <ns1:table-cell ns1:number-columns-repeated="1">
            <ns2:p xmlns:ns2="urn:oasis:names:tc:opendocument:xmlns:text:1.0">0.01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1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5</ns2:p>
          </ns1:table-cell>
          <ns1:table-cell ns1:number-columns-repeated="1">
            <ns2:p xmlns:ns2="urn:oasis:names:tc:opendocument:xmlns:text:1.0">C0603C104J4RACTU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0.1u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1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DS92LV1224</ns2:p>
          </ns1:table-cell>
          <ns1:table-cell ns1:number-columns-repeated="1">
            <ns2:p xmlns:ns2="urn:oasis:names:tc:opendocument:xmlns:text:1.0">National Semiconductor</ns2:p>
          </ns1:table-cell>
          <ns1:table-cell ns1:number-columns-repeated="1">
            <ns2:p xmlns:ns2="urn:oasis:names:tc:opendocument:xmlns:text:1.0">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XC3S1000-4FT256C</ns2:p>
          </ns1:table-cell>
          <ns1:table-cell ns1:number-columns-repeated="1">
            <ns2:p xmlns:ns2="urn:oasis:names:tc:opendocument:xmlns:text:1.0">Xilinx</ns2:p>
          </ns1:table-cell>
          <ns1:table-cell ns1:number-columns-repeated="1">
            <ns2:p xmlns:ns2="urn:oasis:names:tc:opendocument:xmlns:text:1.0">FT256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XC2C64A-5VQ44C</ns2:p>
          </ns1:table-cell>
          <ns1:table-cell ns1:number-columns-repeated="1">
            <ns2:p xmlns:ns2="urn:oasis:names:tc:opendocument:xmlns:text:1.0">Xilinx</ns2:p>
          </ns1:table-cell>
          <ns1:table-cell ns1:number-columns-repeated="1">
            <ns2:p xmlns:ns2="urn:oasis:names:tc:opendocument:xmlns:text:1.0">VQ44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9</ns2:p>
          </ns1:table-cell>
          <ns1:table-cell ns1:number-columns-repeated="1">
            <ns2:p xmlns:ns2="urn:oasis:names:tc:opendocument:xmlns:text:1.0">ERJ-3EKF1000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00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1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ERJ-3EKF47R5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47.5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1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9518DCQR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T-223-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9525DCQ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T-223-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9501DCQR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T-223-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LXM1623-12-41</ns2:p>
          </ns1:table-cell>
          <ns1:table-cell ns1:number-columns-repeated="1">
            <ns2:p xmlns:ns2="urn:oasis:names:tc:opendocument:xmlns:text:1.0">Microsemi-IPG</ns2:p>
          </ns1:table-cell>
          <ns1:table-cell ns1:number-columns-repeated="1">
            <ns2:p xmlns:ns2="urn:oasis:names:tc:opendocument:xmlns:text:1.0">PCB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LX9501G</ns2:p>
          </ns1:table-cell>
          <ns1:table-cell ns1:number-columns-repeated="1">
            <ns2:p xmlns:ns2="urn:oasis:names:tc:opendocument:xmlns:text:1.0">Microsemi-IPG</ns2:p>
          </ns1:table-cell>
          <ns1:table-cell ns1:number-columns-repeated="1">
            <ns2:p xmlns:ns2="urn:oasis:names:tc:opendocument:xmlns:text:1.0">cable assembly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-51750GD065J-FW-AA</ns2:p>
          </ns1:table-cell>
          <ns1:table-cell ns1:number-columns-repeated="1">
            <ns2:p xmlns:ns2="urn:oasis:names:tc:opendocument:xmlns:text:1.0">Optrex America Inc. </ns2:p>
          </ns1:table-cell>
          <ns1:table-cell ns1:number-columns-repeated="1">
            <ns2:p xmlns:ns2="urn:oasis:names:tc:opendocument:xmlns:text:1.0">LCD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6</ns2:p>
          </ns1:table-cell>
          <ns1:table-cell ns1:number-columns-repeated="1">
            <ns2:p xmlns:ns2="urn:oasis:names:tc:opendocument:xmlns:text:1.0">TAJC106M016R</ns2:p>
          </ns1:table-cell>
          <ns1:table-cell ns1:number-columns-repeated="1">
            <ns2:p xmlns:ns2="urn:oasis:names:tc:opendocument:xmlns:text:1.0">AVX corporation</ns2:p>
          </ns1:table-cell>
          <ns1:table-cell ns1:number-columns-repeated="1">
            <ns2:p xmlns:ns2="urn:oasis:names:tc:opendocument:xmlns:text:1.0">6032</ns2:p>
          </ns1:table-cell>
          <ns1:table-cell ns1:number-columns-repeated="1">
            <ns2:p xmlns:ns2="urn:oasis:names:tc:opendocument:xmlns:text:1.0">10uF</ns2:p>
          </ns1:table-cell>
          <ns1:table-cell ns1:number-columns-repeated="1">
            <ns2:p xmlns:ns2="urn:oasis:names:tc:opendocument:xmlns:text:1.0"/>
          </ns1:table-cell>
          <ns1:table-cell ns0:value-type="float" ns1:formula="oooc:=[.D4]*[.A2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3</ns2:p>
          </ns1:table-cell>
          <ns1:table-cell ns1:number-columns-repeated="1">
            <ns2:p xmlns:ns2="urn:oasis:names:tc:opendocument:xmlns:text:1.0">GRM31MR71A225MA01L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2.2uF</ns2:p>
          </ns1:table-cell>
          <ns1:table-cell ns1:number-columns-repeated="1">
            <ns2:p xmlns:ns2="urn:oasis:names:tc:opendocument:xmlns:text:1.0"/>
          </ns1:table-cell>
          <ns1:table-cell ns0:value-type="float" ns1:formula="oooc:=[.D4]*[.A2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DF9A-31S-1V(22)</ns2:p>
          </ns1:table-cell>
          <ns1:table-cell ns1:number-columns-repeated="1"/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65508" ns1:style-name="ro1">
          <ns1:table-cell ns1:number-columns-repeated="256"/>
        </ns1:table-row>
        <ns1:table-row ns1:style-name="ro1">
          <ns1:table-cell ns1:number-columns-repeated="256"/>
        </ns1:table-row>
      </ns1:table>
      <ns1:table xmlns:ns1="urn:oasis:names:tc:opendocument:xmlns:table:1.0" ns1:name="Sheet2" ns1:print="false" ns1:style-name="ta1">
        <ns1:table-column ns1:default-cell-style-name="Default" ns1:style-name="co4"/>
        <ns1:table-row ns1:style-name="ro1">
          <ns1:table-cell/>
        </ns1:table-row>
      </ns1:table>
      <ns1:table xmlns:ns1="urn:oasis:names:tc:opendocument:xmlns:table:1.0" ns1:name="Sheet3" ns1:print="false" ns1:style-name="ta1">
        <ns1:table-column ns1:default-cell-style-name="Default" ns1:style-name="co4"/>
        <ns1:table-row ns1:style-name="ro1">
          <ns1:table-cell/>
        </ns1:table-row>
      </ns1:table>
    </ns0:spreadsheet>
  </ns0:body>
</ns0:document-content>
</file>

<file path=content.xml><?xml version="1.0" encoding="utf-8"?>
<ns0:document-content xmlns:oooc="http://openoffice.org/2004/calc" xmlns:ns0="urn:oasis:names:tc:opendocument:xmlns:office:1.0" ns0:version="1.0">
  <ns0:scripts/>
  <ns0:font-face-decls>
    <ns1:font-face xmlns:ns1="urn:oasis:names:tc:opendocument:xmlns:style:1.0" xmlns:ns2="urn:oasis:names:tc:opendocument:xmlns:svg-compatible:1.0" ns1:font-pitch="variable" ns1:name="Bitstream Vera Sans" ns2:font-family="'Bitstream Vera Sans'"/>
    <ns1:font-face xmlns:ns1="urn:oasis:names:tc:opendocument:xmlns:style:1.0" xmlns:ns2="urn:oasis:names:tc:opendocument:xmlns:svg-compatible:1.0" ns1:font-pitch="variable" ns1:name="Nimbus Sans L1" ns2:font-family="'Nimbus Sans L'"/>
    <ns1:font-face xmlns:ns1="urn:oasis:names:tc:opendocument:xmlns:style:1.0" xmlns:ns2="urn:oasis:names:tc:opendocument:xmlns:svg-compatible:1.0" ns1:font-family-generic="swiss" ns1:font-pitch="variable" ns1:name="Nimbus Sans L" ns2:font-family="'Nimbus Sans L'"/>
  </ns0:font-face-decls>
  <ns0:automatic-styles>
    <ns1:style xmlns:ns1="urn:oasis:names:tc:opendocument:xmlns:style:1.0" ns1:family="table-column" ns1:name="co1">
      <ns1:table-column-properties xmlns:ns2="urn:oasis:names:tc:opendocument:xmlns:xsl-fo-compatible:1.0" ns1:column-width="0.7972in" ns2:break-before="auto"/>
    </ns1:style>
    <ns1:style xmlns:ns1="urn:oasis:names:tc:opendocument:xmlns:style:1.0" ns1:family="table-column" ns1:name="co2">
      <ns1:table-column-properties xmlns:ns2="urn:oasis:names:tc:opendocument:xmlns:xsl-fo-compatible:1.0" ns1:column-width="2.0154in" ns2:break-before="auto"/>
    </ns1:style>
    <ns1:style xmlns:ns1="urn:oasis:names:tc:opendocument:xmlns:style:1.0" ns1:family="table-column" ns1:name="co3">
      <ns1:table-column-properties xmlns:ns2="urn:oasis:names:tc:opendocument:xmlns:xsl-fo-compatible:1.0" ns1:column-width="1.078in" ns2:break-before="auto"/>
    </ns1:style>
    <ns1:style xmlns:ns1="urn:oasis:names:tc:opendocument:xmlns:style:1.0" ns1:family="table-column" ns1:name="co4">
      <ns1:table-column-properties xmlns:ns2="urn:oasis:names:tc:opendocument:xmlns:xsl-fo-compatible:1.0" ns1:column-width="0.8925in" ns2:break-before="auto"/>
    </ns1:style>
    <ns1:style xmlns:ns1="urn:oasis:names:tc:opendocument:xmlns:style:1.0" ns1:family="table-column" ns1:name="co5">
      <ns1:table-column-properties xmlns:ns2="urn:oasis:names:tc:opendocument:xmlns:xsl-fo-compatible:1.0" ns1:column-width="0.6138in" ns2:break-before="auto"/>
    </ns1:style>
    <ns1:style xmlns:ns1="urn:oasis:names:tc:opendocument:xmlns:style:1.0" ns1:family="table-column" ns1:name="co6">
      <ns1:table-column-properties xmlns:ns2="urn:oasis:names:tc:opendocument:xmlns:xsl-fo-compatible:1.0" ns1:column-width="0.6465in" ns2:break-before="auto"/>
    </ns1:style>
    <ns1:style xmlns:ns1="urn:oasis:names:tc:opendocument:xmlns:style:1.0" ns1:family="table-row" ns1:name="ro1">
      <ns1:table-row-properties xmlns:ns2="urn:oasis:names:tc:opendocument:xmlns:xsl-fo-compatible:1.0" ns1:row-height="0.189in" ns1:use-optimal-row-height="true" ns2:break-before="auto"/>
    </ns1:style>
    <ns1:style xmlns:ns1="urn:oasis:names:tc:opendocument:xmlns:style:1.0" ns1:family="table-row" ns1:name="ro2">
      <ns1:table-row-properties xmlns:ns2="urn:oasis:names:tc:opendocument:xmlns:xsl-fo-compatible:1.0" ns1:row-height="0.322in" ns1:use-optimal-row-height="true" ns2:break-before="auto"/>
    </ns1:style>
    <ns1:style xmlns:ns1="urn:oasis:names:tc:opendocument:xmlns:style:1.0" ns1:family="table" ns1:master-page-name="Default" ns1:name="ta1">
      <ns1:table-properties xmlns:ns2="urn:oasis:names:tc:opendocument:xmlns:table:1.0" ns1:writing-mode="lr-tb" ns2:display="true"/>
    </ns1:style>
    <ns1:style xmlns:ns1="urn:oasis:names:tc:opendocument:xmlns:style:1.0" ns1:family="table-cell" ns1:name="ce1" ns1:parent-style-name="Default">
      <ns1:text-properties ns1:font-name="Bitstream Vera Sans"/>
    </ns1:style>
    <ns1:style xmlns:ns1="urn:oasis:names:tc:opendocument:xmlns:style:1.0" ns1:family="table-cell" ns1:name="ce2" ns1:parent-style-name="Default">
      <ns1:text-properties xmlns:ns2="urn:oasis:names:tc:opendocument:xmlns:xsl-fo-compatible:1.0" ns1:font-name="Bitstream Vera Sans" ns2:font-size="18pt"/>
    </ns1:style>
    <ns1:style xmlns:ns1="urn:oasis:names:tc:opendocument:xmlns:style:1.0" ns1:family="table-cell" ns1:name="ce3" ns1:parent-style-name="Default">
      <ns1:table-cell-properties xmlns:ns2="urn:oasis:names:tc:opendocument:xmlns:xsl-fo-compatible:1.0" ns2:background-color="#000000"/>
      <ns1:text-properties xmlns:ns2="urn:oasis:names:tc:opendocument:xmlns:xsl-fo-compatible:1.0" ns1:font-name="Bitstream Vera Sans" ns2:font-weight="bold"/>
    </ns1:style>
  </ns0:automatic-styles>
  <ns0:body>
    <ns0:spreadsheet>
      <ns1:table xmlns:ns1="urn:oasis:names:tc:opendocument:xmlns:table:1.0" ns1:name="Sheet1" ns1:print="false" ns1:style-name="ta1">
        <ns1:table-column ns1:default-cell-style-name="ce1" ns1:style-name="co1"/>
        <ns1:table-column ns1:default-cell-style-name="ce1" ns1:style-name="co2"/>
        <ns1:table-column ns1:default-cell-style-name="ce1" ns1:style-name="co3"/>
        <ns1:table-column ns1:default-cell-style-name="ce1" ns1:style-name="co4"/>
        <ns1:table-column ns1:default-cell-style-name="ce1" ns1:style-name="co5"/>
        <ns1:table-column ns1:default-cell-style-name="ce1" ns1:style-name="co6"/>
        <ns1:table-column ns1:default-cell-style-name="ce1" ns1:number-columns-repeated="250" ns1:style-name="co4"/>
        <ns1:table-row ns1:style-name="ro1">
          <ns1:table-cell ns1:number-columns-repeated="256"/>
        </ns1:table-row>
        <ns1:table-row ns1:style-name="ro2">
          <ns1:table-cell ns0:value-type="string" ns1:style-name="ce2">
            <ns2:p xmlns:ns2="urn:oasis:names:tc:opendocument:xmlns:text:1.0">${PROJECT} Project Summary</ns2:p>
          </ns1:table-cell>
          <ns1:table-cell ns1:number-columns-repeated="255" ns1:style-name="ce2"/>
        </ns1:table-row>
        <ns1:table-row ns1:style-name="ro1">
          <ns1:table-cell ns1:number-columns-repeated="256"/>
        </ns1:table-row>
        <ns1:table-row ns1:style-name="ro1">
          <ns1:table-cell ns0:value-type="string">
            <ns2:p xmlns:ns2="urn:oasis:names:tc:opendocument:xmlns:text:1.0">Total Device Count</ns2:p>
          </ns1:table-cell>
          <ns1:table-cell ns1:number-columns-repeated="2"/>
          <ns1:table-cell ns0:value-type="string">
            <ns2:p xmlns:ns2="urn:oasis:names:tc:opendocument:xmlns:text:1.0">${DEVICES}</ns2:p>
          </ns1:table-cell>
          <ns1:table-cell ns1:number-columns-repeated="252"/>
        </ns1:table-row>
        <ns1:table-row ns1:style-name="ro1">
          <ns1:table-cell ns1:number-columns-repeated="256"/>
        </ns1:table-row>
        <ns1:table-row ns1:style-name="ro1">
          <ns1:table-cell ns0:value-type="string" ns1:style-name="ce3">
            <ns2:p xmlns:ns2="urn:oasis:names:tc:opendocument:xmlns:text:1.0">Quant</ns2:p>
          </ns1:table-cell>
          <ns1:table-cell ns0:value-type="string" ns1:style-name="ce3">
            <ns2:p xmlns:ns2="urn:oasis:names:tc:opendocument:xmlns:text:1.0">Desc</ns2:p>
          </ns1:table-cell>
          <ns1:table-cell ns0:value-type="string" ns1:style-name="ce3">
            <ns2:p xmlns:ns2="urn:oasis:names:tc:opendocument:xmlns:text:1.0">Vendor</ns2:p>
          </ns1:table-cell>
          <ns1:table-cell ns0:value-type="string" ns1:style-name="ce3">
            <ns2:p xmlns:ns2="urn:oasis:names:tc:opendocument:xmlns:text:1.0">Package</ns2:p>
          </ns1:table-cell>
          <ns1:table-cell ns0:value-type="string" ns1:style-name="ce3">
            <ns2:p xmlns:ns2="urn:oasis:names:tc:opendocument:xmlns:text:1.0">Val</ns2:p>
          </ns1:table-cell>
          <ns1:table-cell ns0:value-type="string" ns1:style-name="ce3">
            <ns2:p xmlns:ns2="urn:oasis:names:tc:opendocument:xmlns:text:1.0">Tol</ns2:p>
          </ns1:table-cell>
          <ns1:table-cell ns0:value-type="string" ns1:style-name="ce3">
            <ns2:p xmlns:ns2="urn:oasis:names:tc:opendocument:xmlns:text:1.0">Total</ns2:p>
          </ns1:table-cell>
          <ns1:table-cell ns0:value-type="string" ns1:style-name="ce3">
            <ns2:p xmlns:ns2="urn:oasis:names:tc:opendocument:xmlns:text:1.0">Distributor</ns2:p>
          </ns1:table-cell>
          <ns1:table-cell ns0:value-type="string" ns1:style-name="ce3">
            <ns2:p xmlns:ns2="urn:oasis:names:tc:opendocument:xmlns:text:1.0">Qty</ns2:p>
          </ns1:table-cell>
          <ns1:table-cell ns1:number-columns-repeated="247" ns1:style-name="ce3"/>
        </ns1:table-row>
        <ns1:table-row ns1:style-name="ro1">
          <ns1:table-cell ns0:value-type="string">
            <ns2:p xmlns:ns2="urn:oasis:names:tc:opendocument:xmlns:text:1.0">1</ns2:p>
          </ns1:table-cell>
          <ns1:table-cell ns0:value-type="string">
            <ns2:p xmlns:ns2="urn:oasis:names:tc:opendocument:xmlns:text:1.0">67800-5005</ns2:p>
          </ns1:table-cell>
          <ns1:table-cell ns0:value-type="string">
            <ns2:p xmlns:ns2="urn:oasis:names:tc:opendocument:xmlns:text:1.0">Molex</ns2:p>
          </ns1:table-cell>
          <ns1:table-cell ns0:value-type="string">
            <ns2:p xmlns:ns2="urn:oasis:names:tc:opendocument:xmlns:text:1.0">67800-5005</ns2:p>
          </ns1:table-cell>
          <ns1:table-cell ns0:value-type="string">
            <ns2:p xmlns:ns2="urn:oasis:names:tc:opendocument:xmlns:text:1.0"/>
          </ns1:table-cell>
          <ns1:table-cell ns0:value-type="string">
            <ns2:p xmlns:ns2="urn:oasis:names:tc:opendocument:xmlns:text:1.0"/>
          </ns1:table-cell>
          <ns1:table-cell ns0:value="0" ns0:value-type="float" ns1:formula="oooc:=[.D4]*[.A7]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15-91-2160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>15-91-2160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CS-3953M-500-B-TR</ns2:p>
          </ns1:table-cell>
          <ns1:table-cell ns1:number-columns-repeated="1">
            <ns2:p xmlns:ns2="urn:oasis:names:tc:opendocument:xmlns:text:1.0">ECS, Inc</ns2:p>
          </ns1:table-cell>
          <ns1:table-cell ns1:number-columns-repeated="1">
            <ns2:p xmlns:ns2="urn:oasis:names:tc:opendocument:xmlns:text:1.0">SMT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LTST-C170TBKT</ns2:p>
          </ns1:table-cell>
          <ns1:table-cell ns1:number-columns-repeated="1">
            <ns2:p xmlns:ns2="urn:oasis:names:tc:opendocument:xmlns:text:1.0">Lumex</ns2:p>
          </ns1:table-cell>
          <ns1:table-cell ns1:number-columns-repeated="1">
            <ns2:p xmlns:ns2="urn:oasis:names:tc:opendocument:xmlns:text:1.0">080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87831-1420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>87832-1420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7</ns2:p>
          </ns1:table-cell>
          <ns1:table-cell ns1:number-columns-repeated="1">
            <ns2:p xmlns:ns2="urn:oasis:names:tc:opendocument:xmlns:text:1.0">C0402C103K3RACTU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0402</ns2:p>
          </ns1:table-cell>
          <ns1:table-cell ns1:number-columns-repeated="1">
            <ns2:p xmlns:ns2="urn:oasis:names:tc:opendocument:xmlns:text:1.0">0.01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1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5</ns2:p>
          </ns1:table-cell>
          <ns1:table-cell ns1:number-columns-repeated="1">
            <ns2:p xmlns:ns2="urn:oasis:names:tc:opendocument:xmlns:text:1.0">C0603C104J4RACTU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0.1u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1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DS92LV1224</ns2:p>
          </ns1:table-cell>
          <ns1:table-cell ns1:number-columns-repeated="1">
            <ns2:p xmlns:ns2="urn:oasis:names:tc:opendocument:xmlns:text:1.0">National Semiconductor</ns2:p>
          </ns1:table-cell>
          <ns1:table-cell ns1:number-columns-repeated="1">
            <ns2:p xmlns:ns2="urn:oasis:names:tc:opendocument:xmlns:text:1.0">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XC3S1000-4FT256C</ns2:p>
          </ns1:table-cell>
          <ns1:table-cell ns1:number-columns-repeated="1">
            <ns2:p xmlns:ns2="urn:oasis:names:tc:opendocument:xmlns:text:1.0">Xilinx</ns2:p>
          </ns1:table-cell>
          <ns1:table-cell ns1:number-columns-repeated="1">
            <ns2:p xmlns:ns2="urn:oasis:names:tc:opendocument:xmlns:text:1.0">FT256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XC2C64A-5VQ44C</ns2:p>
          </ns1:table-cell>
          <ns1:table-cell ns1:number-columns-repeated="1">
            <ns2:p xmlns:ns2="urn:oasis:names:tc:opendocument:xmlns:text:1.0">Xilinx</ns2:p>
          </ns1:table-cell>
          <ns1:table-cell ns1:number-columns-repeated="1">
            <ns2:p xmlns:ns2="urn:oasis:names:tc:opendocument:xmlns:text:1.0">VQ44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9</ns2:p>
          </ns1:table-cell>
          <ns1:table-cell ns1:number-columns-repeated="1">
            <ns2:p xmlns:ns2="urn:oasis:names:tc:opendocument:xmlns:text:1.0">ERJ-3EKF1000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00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1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ERJ-3EKF47R5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47.5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1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9518DCQR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T-223-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9525DCQ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T-223-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9501DCQR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T-223-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LXM1623-12-41</ns2:p>
          </ns1:table-cell>
          <ns1:table-cell ns1:number-columns-repeated="1">
            <ns2:p xmlns:ns2="urn:oasis:names:tc:opendocument:xmlns:text:1.0">Microsemi-IPG</ns2:p>
          </ns1:table-cell>
          <ns1:table-cell ns1:number-columns-repeated="1">
            <ns2:p xmlns:ns2="urn:oasis:names:tc:opendocument:xmlns:text:1.0">PCB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LX9501G</ns2:p>
          </ns1:table-cell>
          <ns1:table-cell ns1:number-columns-repeated="1">
            <ns2:p xmlns:ns2="urn:oasis:names:tc:opendocument:xmlns:text:1.0">Microsemi-IPG</ns2:p>
          </ns1:table-cell>
          <ns1:table-cell ns1:number-columns-repeated="1">
            <ns2:p xmlns:ns2="urn:oasis:names:tc:opendocument:xmlns:text:1.0">cable assembly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-51750GD065J-FW-AA</ns2:p>
          </ns1:table-cell>
          <ns1:table-cell ns1:number-columns-repeated="1">
            <ns2:p xmlns:ns2="urn:oasis:names:tc:opendocument:xmlns:text:1.0">Optrex America Inc. </ns2:p>
          </ns1:table-cell>
          <ns1:table-cell ns1:number-columns-repeated="1">
            <ns2:p xmlns:ns2="urn:oasis:names:tc:opendocument:xmlns:text:1.0">LCD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6</ns2:p>
          </ns1:table-cell>
          <ns1:table-cell ns1:number-columns-repeated="1">
            <ns2:p xmlns:ns2="urn:oasis:names:tc:opendocument:xmlns:text:1.0">TAJC106M016R</ns2:p>
          </ns1:table-cell>
          <ns1:table-cell ns1:number-columns-repeated="1">
            <ns2:p xmlns:ns2="urn:oasis:names:tc:opendocument:xmlns:text:1.0">AVX corporation</ns2:p>
          </ns1:table-cell>
          <ns1:table-cell ns1:number-columns-repeated="1">
            <ns2:p xmlns:ns2="urn:oasis:names:tc:opendocument:xmlns:text:1.0">6032</ns2:p>
          </ns1:table-cell>
          <ns1:table-cell ns1:number-columns-repeated="1">
            <ns2:p xmlns:ns2="urn:oasis:names:tc:opendocument:xmlns:text:1.0">10uF</ns2:p>
          </ns1:table-cell>
          <ns1:table-cell ns1:number-columns-repeated="1">
            <ns2:p xmlns:ns2="urn:oasis:names:tc:opendocument:xmlns:text:1.0"/>
          </ns1:table-cell>
          <ns1:table-cell ns0:value-type="float" ns1:formula="oooc:=[.D4]*[.A2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3</ns2:p>
          </ns1:table-cell>
          <ns1:table-cell ns1:number-columns-repeated="1">
            <ns2:p xmlns:ns2="urn:oasis:names:tc:opendocument:xmlns:text:1.0">GRM31MR71A225MA01L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2.2uF</ns2:p>
          </ns1:table-cell>
          <ns1:table-cell ns1:number-columns-repeated="1">
            <ns2:p xmlns:ns2="urn:oasis:names:tc:opendocument:xmlns:text:1.0"/>
          </ns1:table-cell>
          <ns1:table-cell ns0:value-type="float" ns1:formula="oooc:=[.D4]*[.A2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DF9A-31S-1V(22)</ns2:p>
          </ns1:table-cell>
          <ns1:table-cell ns1:number-columns-repeated="1"/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65508" ns1:style-name="ro1">
          <ns1:table-cell ns1:number-columns-repeated="256"/>
        </ns1:table-row>
        <ns1:table-row ns1:style-name="ro1">
          <ns1:table-cell ns1:number-columns-repeated="256"/>
        </ns1:table-row>
      </ns1:table>
      <ns1:table xmlns:ns1="urn:oasis:names:tc:opendocument:xmlns:table:1.0" ns1:name="Sheet2" ns1:print="false" ns1:style-name="ta1">
        <ns1:table-column ns1:default-cell-style-name="Default" ns1:style-name="co4"/>
        <ns1:table-row ns1:style-name="ro1">
          <ns1:table-cell/>
        </ns1:table-row>
      </ns1:table>
      <ns1:table xmlns:ns1="urn:oasis:names:tc:opendocument:xmlns:table:1.0" ns1:name="Sheet3" ns1:print="false" ns1:style-name="ta1">
        <ns1:table-column ns1:default-cell-style-name="Default" ns1:style-name="co4"/>
        <ns1:table-row ns1:style-name="ro1">
          <ns1:table-cell/>
        </ns1:table-row>
      </ns1:table>
    </ns0:spreadsheet>
  </ns0:body>
</ns0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Nimbus Sans 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27">04/27/2006</text:date>, <text:time>01:0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4-25T05:39:27</meta:creation-date>
    <dc:date>2006-04-27T01:05:52</dc:date>
    <dc:language>en-US</dc:language>
    <meta:editing-cycles>4</meta:editing-cycles>
    <meta:editing-duration>PT17M38S</meta:editing-duration>
    <meta:user-defined meta:name="Info 1"/>
    <meta:user-defined meta:name="Info 2"/>
    <meta:user-defined meta:name="Info 3"/>
    <meta:user-defined meta:name="Info 4"/>
    <meta:document-statistic meta:table-count="3" meta:cell-count="19"/>
  </office:meta>
</office:document-meta>
</file>